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2E11C9F0A9FE3C6ABC5.png" manifest:media-type="image/png"/>
  <manifest:file-entry manifest:full-path="Pictures/100000000000034300000335CAC47ACC88D424B2.png" manifest:media-type="image/png"/>
  <manifest:file-entry manifest:full-path="Pictures/1000000000000382000002DD84671C49FE18CC33.png" manifest:media-type="image/png"/>
  <manifest:file-entry manifest:full-path="Pictures/100000000000027B000003786E17C586C6267A26.png" manifest:media-type="image/png"/>
  <manifest:file-entry manifest:full-path="Pictures/10000000000002FF0000030DE95BF3E5081C3E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b23" officeooo:paragraph-rsid="0001eb23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8083in" draw:z-index="0"><draw:image xlink:href="Pictures/100000000000034300000335CAC47ACC88D424B2.png" xlink:type="simple" xlink:show="embed" xlink:actuate="onLoad"/></draw:frame></text:p>
      <text:p text:style-name="Standard"/>
      <text:p text:style-name="P1">All: 1,2,3, 7,9,10</text:p>
      <text:p text:style-name="P1">4: 0.8</text:p>
      <text:p text:style-name="P1">5: 0.5</text:p>
      <text:p text:style-name="P1">6: 0.5</text:p>
      <text:p text:style-name="P1">8: 0.5</text:p>
      <text:p text:style-name="P2"><draw:frame draw:style-name="fr1" draw:name="Image2" text:anchor-type="paragraph" svg:width="6.9252in" svg:height="5.652in" draw:z-index="1"><draw:image xlink:href="Pictures/1000000000000382000002DD84671C49FE18CC33.png" xlink:type="simple" xlink:show="embed" xlink:actuate="onLoad"/></draw:frame></text:p>
      <text:p text:style-name="P2"><draw:frame draw:style-name="fr2" draw:name="Image3" text:anchor-type="paragraph" svg:width="6.6146in" svg:height="9.25in" draw:z-index="2"><draw:image xlink:href="Pictures/100000000000027B000003786E17C586C6267A26.png" xlink:type="simple" xlink:show="embed" xlink:actuate="onLoad"/></draw:frame></text:p>
      <text:p text:style-name="P2"><draw:frame draw:style-name="fr1" draw:name="Image4" text:anchor-type="paragraph" svg:width="6.9252in" svg:height="7.0516in" draw:z-index="3"><draw:image xlink:href="Pictures/10000000000002FF0000030DE95BF3E5081C3E4A.png" xlink:type="simple" xlink:show="embed" xlink:actuate="onLoad"/></draw:frame></text:p>
      <text:p text:style-name="P2"><draw:frame draw:style-name="fr1" draw:name="Image5" text:anchor-type="paragraph" svg:width="6.9252in" svg:height="6.3083in" draw:z-index="4"><draw:image xlink:href="Pictures/1000000000000329000002E11C9F0A9FE3C6AB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2:39:27.914990307</meta:creation-date>
    <dc:date>2017-06-16T22:45:14.126444053</dc:date>
    <meta:editing-duration>PT5M45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5" meta:word-count="11" meta:character-count="42" meta:non-whitespace-character-count="36"/>
  </office:meta>
</office:document-meta>
</file>